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4d1f" officeooo:paragraph-rsid="001700f1"/>
    </style:style>
    <style:style style:name="P2" style:family="paragraph" style:parent-style-name="Standard">
      <style:text-properties officeooo:rsid="0011773d" officeooo:paragraph-rsid="001700f1"/>
    </style:style>
    <style:style style:name="P3" style:family="paragraph" style:parent-style-name="Standard">
      <style:text-properties officeooo:rsid="0013cbe1" officeooo:paragraph-rsid="001700f1"/>
    </style:style>
    <style:style style:name="P4" style:family="paragraph" style:parent-style-name="Standard">
      <style:text-properties officeooo:rsid="001f4edb" officeooo:paragraph-rsid="001700f1"/>
    </style:style>
    <style:style style:name="P5" style:family="paragraph" style:parent-style-name="Heading_20_1">
      <style:text-properties officeooo:paragraph-rsid="001700f1"/>
    </style:style>
    <style:style style:name="P6" style:family="paragraph" style:parent-style-name="Heading_20_2">
      <style:text-properties officeooo:paragraph-rsid="001700f1"/>
    </style:style>
    <style:style style:name="P7" style:family="paragraph" style:parent-style-name="Heading_20_3" style:list-style-name="Numbering_20_123">
      <style:text-properties officeooo:paragraph-rsid="001700f1"/>
    </style:style>
    <style:style style:name="P8" style:family="paragraph" style:parent-style-name="Standard" style:list-style-name="L1">
      <style:text-properties officeooo:rsid="00114d1f" officeooo:paragraph-rsid="001700f1"/>
    </style:style>
    <style:style style:name="P9" style:family="paragraph" style:parent-style-name="Standard" style:list-style-name="L1">
      <style:text-properties officeooo:rsid="0011d17e" officeooo:paragraph-rsid="001700f1"/>
    </style:style>
    <style:style style:name="P10" style:family="paragraph" style:parent-style-name="Standard" style:list-style-name="L2">
      <style:text-properties officeooo:rsid="0011773d" officeooo:paragraph-rsid="001700f1"/>
    </style:style>
    <style:style style:name="P11" style:family="paragraph" style:parent-style-name="Standard" style:list-style-name="L2">
      <style:text-properties officeooo:rsid="0013cbe1" officeooo:paragraph-rsid="001700f1"/>
    </style:style>
    <style:style style:name="T1" style:family="text">
      <style:text-properties officeooo:rsid="0011773d"/>
    </style:style>
    <style:style style:name="T2" style:family="text">
      <style:text-properties officeooo:rsid="0013cbe1"/>
    </style:style>
    <style:style style:name="T3" style:family="text">
      <style:text-properties officeooo:rsid="0015a2aa"/>
    </style:style>
    <style:style style:name="T4" style:family="text">
      <style:text-properties officeooo:rsid="00173f9e"/>
    </style:style>
    <style:style style:name="T5" style:family="text">
      <style:text-properties officeooo:rsid="0017230c"/>
    </style:style>
    <style:style style:name="T6" style:family="text">
      <style:text-properties officeooo:rsid="0021154e"/>
    </style:style>
    <style:style style:name="T7" style:family="text">
      <style:text-properties officeooo:rsid="0025ae61"/>
    </style:style>
    <style:style style:name="T8" style:family="text">
      <style:text-properties officeooo:rsid="0017de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Heading</text:span> 1</text:h>
      <text:h text:style-name="P6" text:outline-level="2">Heading 2</text:h>
      <text:p text:style-name="P1">Paragraph</text:p>
      <text:p text:style-name="P1"/>
      <text:list text:style-name="L1">
        <text:list-item>
          <text:p text:style-name="P8">First <text:span text:style-name="T1">bullet</text:span></text:p>
        </text:list-item>
        <text:list-item>
          <text:p text:style-name="P8">Second <text:span text:style-name="T1">bullet</text:span></text:p>
          <text:list>
            <text:list-item>
              <text:p text:style-name="P8">Sub-second <text:span text:style-name="T1">bullet</text:span></text:p>
            </text:list-item>
          </text:list>
          <text:p text:style-name="P8">Third <text:span text:style-name="T1">bullet, but deleted</text:span></text:p>
        </text:list-item>
        <text:list-item>
          <text:p text:style-name="P9">Fourth bullet</text:p>
        </text:list-item>
      </text:list>
      <text:p text:style-name="P1"/>
      <text:p text:style-name="P2">Numbering</text:p>
      <text:p text:style-name="P2"/>
      <text:list text:style-name="L2">
        <text:list-item>
          <text:p text:style-name="P10">First</text:p>
        </text:list-item>
        <text:list-item>
          <text:p text:style-name="P10">Second</text:p>
          <text:list>
            <text:list-item>
              <text:p text:style-name="P10">Second-first</text:p>
            </text:list-item>
          </text:list>
          <text:p text:style-name="P10">Third, <text:span text:style-name="T2">but deleted</text:span></text:p>
        </text:list-item>
        <text:list-item>
          <text:p text:style-name="P11">Actual third</text:p>
        </text:list-item>
      </text:list>
      <text:p text:style-name="P2"/>
      <text:p text:style-name="P3">Paragraph after numbering</text:p>
      <text:p text:style-name="P3">Next paragraph</text:p>
      <text:p text:style-name="P3">Final paragraph</text:p>
      <text:p text:style-name="P4">Some Heading Outline <text:span text:style-name="T6">Test</text:span><text:span text:style-name="T7">s</text:span></text:p>
      <text:list text:style-name="Numbering_20_123">
        <text:list-item>
          <text:h text:style-name="P7" text:outline-level="3"><text:span text:style-name="T5">Heading Level </text:span><text:span text:style-name="T8">1</text:span></text:h>
          <text:list>
            <text:list-item>
              <text:h text:style-name="P7" text:outline-level="3">Heading Level <text:span text:style-name="T5">2</text:span></text:h>
              <text:list>
                <text:list-item>
                  <text:h text:style-name="P7" text:outline-level="3">Heading Level <text:span text:style-name="T5">3</text:span></text:h>
                  <text:list>
                    <text:list-item>
                      <text:h text:style-name="P7" text:outline-level="3">Heading Level <text:span text:style-name="T5">4</text:span></text:h>
                      <text:list>
                        <text:list-item>
                          <text:h text:style-name="P7" text:outline-level="3"><text:span text:style-name="T5">Heading Lev</text:span><text:span text:style-name="T4">el 5</text:span></text:h>
                          <text:list>
                            <text:list-item>
                              <text:h text:style-name="P7" text:outline-level="3"><text:span text:style-name="T4">Heading Level</text:span><text:span text:style-name="T5"> </text:span><text:span text:style-name="T4">6</text:span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font-size="14pt" fo:font-weight="bold" officeooo:rsid="0017230c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1.05in" fo:margin-left="0.2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5-05T13:32:49.234230361</meta:creation-date>
    <dc:date>2025-05-20T00:02:13.246000000</dc:date>
    <meta:editing-duration>PT5M53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4" meta:word-count="72" meta:character-count="404" meta:non-whitespace-character-count="361"/>
  </office:meta>
</office:document-meta>
</file>